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3000002204074ED9A0D9CB98C.png" manifest:media-type="image/png"/>
  <manifest:file-entry manifest:full-path="Pictures/10000000000002F50000033910D904315CF0ED68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1.867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2.7cm" svg:height="1.867cm" svg:x="7.112cm" svg:y="3.213cm" presentation:class="title" presentation:user-transformed="true">
          <draw:text-box>
            <text:p text:style-name="P2"><text:span text:style-name="T1">Estructuras mecánicas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8.84cm" svg:height="9.635cm" svg:x="1.574cm" svg:y="6.604cm">
          <draw:image xlink:href="Pictures/10000000000002F50000033910D904315CF0ED68.png" xlink:type="simple" xlink:show="embed" xlink:actuate="onLoad" loext:mime-type="image/png">
            <text:p/>
          </draw:image>
        </draw:frame>
        <draw:frame draw:style-name="gr2" draw:text-style-name="P2" draw:layer="layout" svg:width="14.685cm" svg:height="9.047cm" svg:x="11.684cm" svg:y="7.209cm">
          <draw:image xlink:href="Pictures/1000000000000373000002204074ED9A0D9CB9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21T18:09:00.946688901</dc:date>
    <meta:editing-duration>P7DT21H20M9S</meta:editing-duration>
    <meta:editing-cycles>501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